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85cm"/>
    </style:style>
    <style:style style:name="co2" style:family="table-column">
      <style:table-column-properties fo:break-before="auto" style:column-width="7.789cm"/>
    </style:style>
    <style:style style:name="co3" style:family="table-column">
      <style:table-column-properties fo:break-before="auto" style:column-width="7.258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111111" fo:background-color="#ffffff" fo:border-left="0.74pt solid #111111" fo:border-right="none" fo:border-top="0.74pt solid #111111"/>
      <style:text-properties fo:color="#000000" style:font-name="Liberation Sans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6" style:family="table-cell" style:parent-style-name="Default">
      <style:table-cell-properties fo:border-bottom="0.74pt solid #111111" fo:background-color="#ffffff" fo:border-left="0.74pt solid #111111" fo:border-right="none" fo:border-top="0.74pt solid #111111"/>
      <style:text-properties fo:color="#000000" style:font-name="Liberation Sans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ridge #000000" style:text-align-source="fix" style:repeat-content="false" fo:border-left="none" fo:border-right="none" fo:border-top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row table:style-name="ro1">
          <table:table-cell table:style-name="ce13" office:value-type="string" calcext:value-type="string">
            <text:p>A2SP - Scénario Pédagogique Global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14" office:value-type="string" calcext:value-type="string">
            <text:p>Programme pédagogique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Thématique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Modalité</text:p>
          </table:table-cell>
          <table:table-cell table:style-name="ce8" office:value-type="string" calcext:value-type="string">
            <text:p>Durée</text:p>
          </table:table-cell>
        </table:table-row>
        <table:table-row table:style-name="ro3">
          <table:table-cell office:value-type="string" calcext:value-type="string">
            <text:p>Basiques de communic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ûreté – AD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span text:style-name="T1">TRE</text:span> (Technique de recherche</text:p>
            <text:p> d’emploi)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6" office:value-type="string" calcext:value-type="string">
            <text:p>SS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B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ge en sûreté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SIAP 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ge en SSIAP 1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Examen blanc tit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8:10:49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4T18:11:50.532000000</dc:date>
    <meta:editing-duration>PT2H44M51S</meta:editing-duration>
    <meta:editing-cycles>15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15" meta:object-count="0"/>
  </office:meta>
</office:document-meta>
</file>